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3">Pri využití objektovo orientovanej analýzy sa v najväčšej miere používajú dva modely: Vodopád a iteratívny / inkrementálny vývoj. Črty týchto modelov nájdeme vo všetkých moderných modelovacích metodikách. </text:p>
      <text:p text:style-name="P3"/>
      <text:p text:style-name="P3">\section{Vodopád}</text:p>
      <text:p text:style-name="P3">\label{sec:vod}</text:p>
      <text:p text:style-name="P3">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3"/>
      <text:p text:style-name="P3">\begin{itemize}</text:p>
      <text:p text:style-name="P3">\item Definovanie problému</text:p>
      <text:p text:style-name="P3">\item Analýzu a špecifikáciu požiadavkov</text:p>
      <text:p text:style-name="P3">\item Návrh</text:p>
      <text:p text:style-name="P3">\item Implementovanie </text:p>
      <text:p text:style-name="P3">\item Testovanie a integrovanie</text:p>
      <text:p text:style-name="P3">\item Údržba </text:p>
      <text:p text:style-name="P3">\end{itemize}</text:p>
      <text:p text:style-name="P3"/>
      <text:p text:style-name="P3">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3"/>
      <text:p text:style-name="P3">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3"/>
      <text:p text:style-name="P3">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3"/>
      <text:p text:style-name="P3">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3"/>
      <text:p text:style-name="Standard">\section{Iteratívny / inkrementálny vývoj}</text:p>
      <text:p text:style-name="Standard">\label{sec:InIt}</text:p>
      <text:p text:style-name="Standard">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Standard">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Standard"/>
      <text:p text:style-name="Standard">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Standard"/>
      <text:p text:style-name="Standard">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Standard"/>
      <text:p text:style-name="Standard">\section{Agilné metódy vývoja}</text:p>
      <text:p text:style-name="Standard">\label{sec:agil}</text:p>
      <text:p text:style-name="Standard"/>
      <text:p text:style-name="Standard">Súčasný svet sa veľmi rýchlo mení. Pri vývoji softvéru sa preto kladie veľký doraz na rýchlosť a flexibilitu. Aplikácie sa počas vývoja musia prispôsobovať meniacim sa podmienkam a byť čo najskôr k dispozícii zákazníkovi.</text:p>
      <text:p text:style-name="Standard"/>
      <text:p text:style-name="Standard">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Standard"/>
      <text:p text:style-name="Standard">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Standard"/>
      <text:p text:style-name="Standard">\begin{figure}</text:p>
      <text:p text:style-name="Standard"><text:s/>\centering</text:p>
      <text:p text:style-name="Standard"><text:s/>\includegraphics[width=\linewidth]{pic/agilvsklasik.png}</text:p>
      <text:p text:style-name="Standard"><text:s text:c="2"/>\caption{Porovnanie klasického a agilného prístupu.}</text:p>
      <text:p text:style-name="Standard"><text:s/>\label{fig:agilvsklas}</text:p>
      <text:p text:style-name="Standard">\end{figure}</text:p>
      <text:p text:style-name="Standard"/>
      <text:p text:style-name="Standard">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Standard">\begin{itemize}</text:p>
      <text:p text:style-name="Standard"><text:soft-page-break/><text:s/>\item Osoby a interakcia majú prednosť pred procesmi a nástrojmi</text:p>
      <text:p text:style-name="Standard"><text:s/>\item Fungujúci softvér ma prednosť pred obsiahlou dokumentáciou</text:p>
      <text:p text:style-name="Standard"><text:s/>\item Spolupráca so zákazníkom je uprednostnená pred vyjednávaním zmluv</text:p>
      <text:p text:style-name="Standard"><text:s/>\item Reagovanie na zmenu má prednosť pred nasledovaním plánu\\</text:p>
      <text:p text:style-name="Standard">\end{itemize}</text:p>
      <text:p text:style-name="Standard">\textbf{Osoby a interakcia majú prednosť pred procesmi a nástrojmi}</text:p>
      <text:p text:style-name="Standard"/>
      <text:p text:style-name="Standard">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Standard"/>
      <text:p text:style-name="Standard">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Standard">\textbf{Fungujúci softvér ma prednosť pred obsiahlou dokumentáciou}</text:p>
      <text:p text:style-name="Standard"/>
      <text:p text:style-name="Standard">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Standard"/>
      <text:p text:style-name="Standard">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Standard"><text:s/></text:p>
      <text:p text:style-name="Standard">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Standard">\textbf{Spolupráca so zákazníkom je uprednostnená pred vyjednávaním zmluv}</text:p>
      <text:p text:style-name="Standard"/>
      <text:p text:style-name="Standard">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Standard"/>
      <text:p text:style-name="Standard">Klasické metódy z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oft-page-break/>musia byť preto podporené novým druhom kontraktu, ktorý nie je založený na fixnej cene dodávky. </text:p>
      <text:p text:style-name="Standard"/>
      <text:p text:style-name="Standard">Vniká tu potreba pre nový obchodný vzťah, ktorý je založený na úzkej spolupráci zákazníka s dodávateľom. Zákazník má veľkú moc v ovplyvňovaní celého vývoja a nesie aj veľkú časť zodpovednosti za úspech projektu.\\\\</text:p>
      <text:p text:style-name="Standard">\textbf{Reagovanie na zmenu má prednosť pred nasledovaním plánu}</text:p>
      <text:p text:style-name="Standard"/>
      <text:p text:style-name="Standard">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Standard"/>
      <text:p text:style-name="Standard">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Standard"/>
      <text:p text:style-name="Standard">\section{Unified Process}</text:p>
      <text:p text:style-name="Standard">\label{sec:up}</text:p>
      <text:p text:style-name="Standard"/>
      <text:p text:style-name="Standard">%\section{Model Driven Architecture}</text:p>
      <text:p text:style-name="Standard">%\label{sec:mda}</text:p>
      <text:p text:style-name="Standard"/>
      <text:p text:style-name="Standard">\section{Business Driven Development}</text:p>
      <text:p text:style-name="Standard">\label{sec:bdd}</text:p>
      <text:p text:style-name="Standard">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Standard"/>
      <text:p text:style-name="P2">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2"/>
      <text:p text:style-name="P2">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2"/>
      <text:p text:style-name="Standard">Ako hlavný prvok premostenia firemných potrieb a IT je vhodne využiť modelov firemných procesov (Business proces models BPMs). Je preto dôležité aby IT odborníci boli schopný tieto diagramy čítať a pochopiť.</text:p>
      <text:p text:style-name="Standard"/>
      <text:p text:style-name="Standard">Analyzovaním procesov môžeme dospieť k tomu, že požadovaná funkcionalita už existuje a môže byť znovu použitá. Prípadne je zapotreby do programovať len malé časti na prepojenie už existujúcich modulov. V prípade že sa nedá znovu použiť žiadna čast, systém budeme vyvíjať od <text:soft-page-break/>začiatku.\\</text:p>
      <text:p text:style-name="Standard"/>
      <text:p text:style-name="Standard">Vzniká snaha na uzavretie priepasti medzi firemnými potrebami a IT riešeniami. Toto prepojenie však musí zostať pružné a prístupné pri vytváraní IT riešení. Tieto trendy viedli k zavedeniu servisne-orientovanej architektúry (Service-Oriented Architecture SOA). </text:p>
      <text:p text:style-name="Standard"/>
      <text:p text:style-name="Standard">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Standard"/>
      <text:p text:style-name="Standard">Nasledujúci obrázok \ref{fig:BDDmod} znázorňuje vysoko-úrovňový náhľad na typickú postupnosť činností v BDD metodike.</text:p>
      <text:p text:style-name="Standard"/>
      <text:p text:style-name="Standard">\begin{figure}[ht]</text:p>
      <text:p text:style-name="Standard"><text:s/>\centering</text:p>
      <text:p text:style-name="Standard"><text:s/>\includegraphics[width=300px]{pic/BDDmodel.png}</text:p>
      <text:p text:style-name="Standard"><text:s/>% BDDmodel.png: 1214x622 pixel, 72dpi, 42.83x21.94 cm, bb=0 0 1214 622</text:p>
      <text:p text:style-name="Standard"><text:s/>\caption{BDD model činností.}</text:p>
      <text:p text:style-name="Standard"><text:s/>\label{fig:BDDmod}</text:p>
      <text:p text:style-name="Standard">\end{figure}</text:p>
      <text:p text:style-name="Standard"><text:s/></text:p>
      <text:p text:style-name="Standard">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Standard"/>
      <text:p text:style-name="Standard">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Standard"/>
      <text:p text:style-name="Standard">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Standard"/>
      <text:p text:style-name="Standard">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 \\</text:p>
      <text:p text:style-name="P2"/>
      <text:p text:style-name="P2">V nasledujúcej časti sa budeme podrobnejšie venovať vývojovému životnému cyklu.\\\\</text:p>
      <text:p text:style-name="P2"><text:soft-page-break/>\textbf{Analýza firemných požiadavkov}</text:p>
      <text:p text:style-name="P2"/>
      <text:p text:style-name="P2">Prvým a veľmi podstatným krokom pri vývoji softvéru je pochopenie firemných požiadaviek. 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2">\begin{itemize}</text:p>
      <text:p text:style-name="P2">\item Firemnú víziu.</text:p>
      <text:p text:style-name="P2">\item Firemné ciele (krátkodobé a dlhodobé), ktorými uskutočňujeme víziu spoločnosti.</text:p>
      <text:p text:style-name="P2">\item Firemné požiadavky vysokej úrovne, ktoré napomáhajú dosiahnuť ciele.</text:p>
      <text:p text:style-name="P2">\item Problémy s existujúcim firemnými procesmi.</text:p>
      <text:p text:style-name="P2">\end{itemize}</text:p>
      <text:p text:style-name="P2"/>
      <text:p text:style-name="P2">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2">\textbf{Modelovanie firemných procesov}</text:p>
      <text:p text:style-name="P2"/>
      <text:p text:style-name="P2">Modelovanie firemných procesov (Business process modeling – BPM) je technika na vyzualne zachytenie firemných procesov pomocou postupnosti aktivít a rozhodovacích uzlov. Účelom BPM je vytvoriť model ktory inžinierske skupiny možu použiť na implementovanie servisov. \\\\</text:p>
      <text:p text:style-name="P2">\textbf{Modelovanie prípadov užitia}</text:p>
      <text:p text:style-name="P2"/>
      <text:p text:style-name="P2">fd\\\\</text:p>
      <text:p text:style-name="P2">\textbf{Modelovanie servisov ? SOA}</text:p>
      <text:p text:style-name="P2"/>
      <text:p text:style-name="P2">das\\\\</text:p>
      <text:p text:style-name="P2">\textbf{Systémový návrh a vývoj}</text:p>
      <text:p text:style-name="P2"/>
      <text:p text:style-name="P2">dfnikam nejdem valika mi slubila dokonali vecer :)</text:p>
      <text:p text:style-name="P2">\textbf{Monitorovanie}</text:p>
      <text:p text:style-name="P2"/>
      <text:p text:style-name="P2">fd\\\\</text:p>
      <text:p text:style-name="P2">\textbf{Analýza zozbieraných dát a adaptovanie}</text:p>
      <text:p text:style-name="P2"/>
      <text:p text:style-name="P2">dasd\\\\</text:p>
      <text:p text:style-name="P2">\textbf{Definované r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1T11:49:40</dc:date>
    <dc:creator>Miroslav Ligas</dc:creator>
    <meta:editing-duration>PT223H23M12S</meta:editing-duration>
    <meta:editing-cycles>63</meta:editing-cycles>
    <meta:generator>OpenOffice.org/3.0$Linux OpenOffice.org_project/300m15$Build-9379</meta:generator>
    <meta:document-statistic meta:table-count="0" meta:image-count="0" meta:object-count="0" meta:page-count="12" meta:paragraph-count="234" meta:word-count="4112" meta:character-count="31983"/>
    <meta:user-defined meta:name="Info 1"/>
    <meta:user-defined meta:name="Info 2"/>
    <meta:user-defined meta:name="Info 3"/>
    <meta:user-defined meta:name="Info 4"/>
  </office:meta>
</office:document-meta>
</file>